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d9f0" officeooo:paragraph-rsid="0008d9f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a5b46" style:font-style-asian="normal" style:font-style-complex="normal"/>
    </style:style>
    <style:style style:name="T4" style:family="text">
      <style:text-properties fo:font-style="normal" officeooo:rsid="000b78b5" style:font-style-asian="normal" style:font-style-complex="normal"/>
    </style:style>
    <style:style style:name="T5" style:family="text">
      <style:text-properties fo:font-style="normal" officeooo:rsid="000d0de1" style:font-style-asian="normal" style:font-style-complex="normal"/>
    </style:style>
    <style:style style:name="T6" style:family="text">
      <style:text-properties fo:font-style="normal" officeooo:rsid="000ddcac" style:font-style-asian="normal" style:font-style-complex="normal"/>
    </style:style>
    <style:style style:name="T7" style:family="text">
      <style:text-properties fo:font-style="normal" officeooo:rsid="000e2651"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ing assignment #1 – due 4/25, hard copy, in class at the beginning of lectures</text:p>
      <text:p text:style-name="P1"/>
      <text:p text:style-name="P1">One thing we’ve discussed in lecture is the difference between “high” and “low” music, and the notion of music as an “art.” For this assignment, you’ll be asked to compare the kind of musical listening you do every day with the kind we’re doing in this class. </text:p>
      <text:p text:style-name="P1"/>
      <text:p text:style-name="P1">First, write down every piece of music – <text:span text:style-name="T1">every single one – </text:span><text:span text:style-name="T2">that you hear in a given 24 hour period. This will include the music you hear in restaurants, gyms, commercials, or in your room. Write down virtually every musical moment in a 24 hour period, </text:span><text:span text:style-name="T4">noting the location and the artist if you can </text:span><text:span text:style-name="T5">(if you can’t, just describe what you heard)</text:span><text:span text:style-name="T4">.</text:span><text:span text:style-name="T2"> </text:span><text:span text:style-name="T3">This list should be stapled to the paper you eventually hand in.</text:span></text:p>
      <text:p text:style-name="P1"><text:span text:style-name="T2"/></text:p>
      <text:p text:style-name="P1"><text:span text:style-name="T2">Then, pick three pieces that we’ve covered in lecture. Anything that’s interested you will do. </text:span></text:p>
      <text:p text:style-name="P1"><text:span text:style-name="T2"/></text:p>
      <text:p text:style-name="P1"><text:span text:style-name="T2">In 500-1000 words, answer the following questions:</text:span></text:p>
      <text:p text:style-name="P1"><text:span text:style-name="T2"/></text:p>
      <text:p text:style-name="P1"><text:span text:style-name="T2">1) Is the music you hear every day “art”?</text:span></text:p>
      <text:p text:style-name="P1"><text:span text:style-name="T2">2) If not, what’s the difference </text:span><text:span text:style-name="T6">between it and “art”</text:span><text:span text:style-name="T2">?</text:span></text:p>
      <text:p text:style-name="P1"><text:span text:style-name="T2">3) Do you listen to everyday music the same way you do to the music we listen in class?</text:span></text:p>
      <text:p text:style-name="P1"><text:span text:style-name="T2">4) If not, why not </text:span><text:span text:style-name="T7">and what are the differences?</text:span></text:p>
      <text:p text:style-name="P1"><text:span text:style-name="T2">5) Can the distinction between “high” and “low” in music ever be use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4:14:04.470630015</meta:creation-date>
    <dc:date>2020-04-25T14:20:35.093348145</dc:date>
    <meta:editing-duration>PT6M28S</meta:editing-duration>
    <meta:editing-cycles>8</meta:editing-cycles>
    <meta:generator>LibreOffice/5.1.6.2$Linux_X86_64 LibreOffice_project/10m0$Build-2</meta:generator>
    <meta:document-statistic meta:table-count="0" meta:image-count="0" meta:object-count="0" meta:page-count="1" meta:paragraph-count="10" meta:word-count="218" meta:character-count="1198" meta:non-whitespace-character-count="985"/>
  </office:meta>
</office:document-meta>
</file>